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01979a7" officeooo:paragraph-rsid="001979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01979a7" officeooo:paragraph-rsid="0020a66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01979a7" officeooo:paragraph-rsid="0036be4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25bbe9" officeooo:paragraph-rsid="0025bbe9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79a7" officeooo:paragraph-rsid="00284435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79a7" officeooo:paragraph-rsid="0026802d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79a7" officeooo:paragraph-rsid="001979a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79a7" officeooo:paragraph-rsid="0020a66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79a7" officeooo:paragraph-rsid="003901b6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87c5" officeooo:paragraph-rsid="00208b08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87c5" officeooo:paragraph-rsid="001987c5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87c5" officeooo:paragraph-rsid="0020a662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normal" officeooo:rsid="002c2afd" officeooo:paragraph-rsid="0036be44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2pt" fo:font-weight="bold" officeooo:rsid="001979a7" officeooo:paragraph-rsid="0025bbe9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2pt" fo:font-weight="bold" officeooo:rsid="001979a7" officeooo:paragraph-rsid="002c2afd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2pt" fo:font-weight="bold" officeooo:rsid="001979a7" officeooo:paragraph-rsid="0035921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01987c5" officeooo:paragraph-rsid="001987c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01979a7" officeooo:paragraph-rsid="003595e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426d0f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979a7" officeooo:paragraph-rsid="0020f163" style:font-size-asian="12pt" style:font-size-complex="12pt"/>
    </style:style>
    <style:style style:name="T1" style:family="text">
      <style:text-properties officeooo:rsid="00194bd9"/>
    </style:style>
    <style:style style:name="T2" style:family="text">
      <style:text-properties officeooo:rsid="001987c5"/>
    </style:style>
    <style:style style:name="T3" style:family="text">
      <style:text-properties officeooo:rsid="001bb208"/>
    </style:style>
    <style:style style:name="T4" style:family="text">
      <style:text-properties officeooo:rsid="001f79ff"/>
    </style:style>
    <style:style style:name="T5" style:family="text">
      <style:text-properties officeooo:rsid="00208b08"/>
    </style:style>
    <style:style style:name="T6" style:family="text">
      <style:text-properties officeooo:rsid="0020a66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8b08" style:font-weight-asian="normal" style:font-weight-complex="normal"/>
    </style:style>
    <style:style style:name="T9" style:family="text">
      <style:text-properties fo:font-weight="normal" officeooo:rsid="001f79ff" style:font-weight-asian="normal" style:font-weight-complex="normal"/>
    </style:style>
    <style:style style:name="T10" style:family="text">
      <style:text-properties fo:font-weight="normal" officeooo:rsid="001987c5" style:font-weight-asian="normal" style:font-weight-complex="normal"/>
    </style:style>
    <style:style style:name="T11" style:family="text">
      <style:text-properties fo:font-weight="normal" officeooo:rsid="001bb208" style:font-weight-asian="normal" style:font-weight-complex="normal"/>
    </style:style>
    <style:style style:name="T12" style:family="text">
      <style:text-properties fo:font-weight="normal" officeooo:rsid="0020a662" style:font-weight-asian="normal" style:font-weight-complex="normal"/>
    </style:style>
    <style:style style:name="T13" style:family="text">
      <style:text-properties fo:font-weight="normal" officeooo:rsid="0025bbe9" style:font-weight-asian="normal" style:font-weight-complex="normal"/>
    </style:style>
    <style:style style:name="T14" style:family="text">
      <style:text-properties fo:font-weight="normal" officeooo:rsid="002c2afd" style:font-weight-asian="normal" style:font-weight-complex="normal"/>
    </style:style>
    <style:style style:name="T15" style:family="text">
      <style:text-properties fo:font-weight="normal" officeooo:rsid="002e2237" style:font-weight-asian="normal" style:font-weight-complex="normal"/>
    </style:style>
    <style:style style:name="T16" style:family="text">
      <style:text-properties fo:font-weight="normal" officeooo:rsid="00317913" style:font-weight-asian="normal" style:font-weight-complex="normal"/>
    </style:style>
    <style:style style:name="T17" style:family="text">
      <style:text-properties fo:font-weight="normal" officeooo:rsid="00335503" style:font-weight-asian="normal" style:font-weight-complex="normal"/>
    </style:style>
    <style:style style:name="T18" style:family="text">
      <style:text-properties fo:font-weight="normal" officeooo:rsid="003595ef" style:font-weight-asian="normal" style:font-weight-complex="normal"/>
    </style:style>
    <style:style style:name="T19" style:family="text">
      <style:text-properties fo:font-weight="normal" officeooo:rsid="0036be44" style:font-weight-asian="normal" style:font-weight-complex="normal"/>
    </style:style>
    <style:style style:name="T20" style:family="text">
      <style:text-properties fo:font-weight="normal" officeooo:rsid="00426d0f" style:font-weight-asian="normal" style:font-weight-complex="normal"/>
    </style:style>
    <style:style style:name="T21" style:family="text">
      <style:text-properties fo:font-weight="normal" officeooo:rsid="00194bd9" style:font-weight-asian="normal" style:font-weight-complex="normal"/>
    </style:style>
    <style:style style:name="T22" style:family="text">
      <style:text-properties fo:font-weight="normal" officeooo:rsid="00439621" style:font-weight-asian="normal" style:font-weight-complex="normal"/>
    </style:style>
    <style:style style:name="T23" style:family="text">
      <style:text-properties fo:font-weight="normal" officeooo:rsid="0045c850" style:font-weight-asian="normal" style:font-weight-complex="normal"/>
    </style:style>
    <style:style style:name="T24" style:family="text">
      <style:text-properties officeooo:rsid="0023a1d7"/>
    </style:style>
    <style:style style:name="T25" style:family="text">
      <style:text-properties officeooo:rsid="0033813f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officeooo:rsid="0040ac0a"/>
    </style:style>
    <style:style style:name="T28" style:family="text">
      <style:text-properties officeooo:rsid="00426d0f"/>
    </style:style>
    <style:style style:name="T2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rvin Rodrigo Gomes</text:p>
      <text:p text:style-name="P6">Brasileiro, <text:s/>Solteiro, <text:s/>2<text:span text:style-name="T28">6</text:span> anos</text:p>
      <text:p text:style-name="P7">Rua <text:span text:style-name="T27">Pedro Joao Coeli, 726 - Limeira</text:span></text:p>
      <text:p text:style-name="P1"><text:span text:style-name="T26">(19)99985-1265, </text:span><text:a xlink:type="simple" xlink:href="mailto:irvin.r.gomes@gmail.com" text:style-name="Internet_20_link" text:visited-style-name="Visited_20_Internet_20_Link"><text:span text:style-name="T26">irvin.r.gomes@gmail.com</text:span></text:a></text:p>
      <text:p text:style-name="P6"/>
      <text:p text:style-name="P20">Objetivo</text:p>
      <text:p text:style-name="P22"><text:span text:style-name="T20">Atuar no setor de desenvolvimento de software, colocar em pratica os conhecimento que possuo e me desenvolver profissionalmente contribuindo,</text:span><text:span text:style-name="T21"> pró-ativamente, para a resolução de problemas nas áreas de desenvolvimento de sistemas</text:span></text:p>
      <text:p text:style-name="P6"/>
      <text:p text:style-name="P3">Qualificações</text:p>
      <text:p text:style-name="P8"><text:tab/>→<text:span text:style-name="T4"> Linguagens de </text:span>Programa<text:span text:style-name="T4">ção</text:span> </text:p>
      <text:p text:style-name="P12"><text:tab/><text:tab/>* Python<text:tab/><text:tab/><text:tab/>* C/C++</text:p>
      <text:p text:style-name="P12"><text:tab/><text:tab/>* <text:span text:style-name="T25">Shell Script <text:tab/><text:tab/><text:tab/></text:span>* Java</text:p>
      <text:p text:style-name="P9"><text:tab/>→<text:span text:style-name="T4"> Usuario diário de Linux </text:span></text:p>
      <text:p text:style-name="P10"/>
      <text:p text:style-name="P3"><text:span text:style-name="T2">Experiências</text:span> Acadêmica<text:span text:style-name="T24">s</text:span></text:p>
      <text:p text:style-name="P11"><text:tab/>* Tecnologia em Analise e Desenvolvimento de Sistemas – <text:span text:style-name="T4">Faculdade de Tecnologia <text:tab/><text:tab/>Unicamp.</text:span></text:p>
      <text:p text:style-name="P4"><text:tab/><text:tab/><text:span text:style-name="T8">Em andamento</text:span><text:span text:style-name="T7">, </text:span><text:span text:style-name="T9">Previsão</text:span><text:span text:style-name="T7"> de conclusão </text:span><text:span text:style-name="T13">primeiro semestre de</text:span><text:span text:style-name="T7"> 201</text:span><text:span text:style-name="T13">7</text:span><text:span text:style-name="T7">.</text:span></text:p>
      <text:p text:style-name="P4"/>
      <text:p text:style-name="P13"><text:tab/>* Tecnologia em Sistemas de Telecomunicações – <text:span text:style-name="T4">Faculdade de Tecnologia Unicamp</text:span></text:p>
      <text:p text:style-name="P13"><text:tab/><text:tab/>De 2011 <text:span text:style-name="T6">a</text:span> 2013 <text:span text:style-name="T5">(cursado 4 Semestres)</text:span></text:p>
      <text:p text:style-name="P14"><text:tab/></text:p>
      <text:p text:style-name="P3">Experiências Profissionais </text:p>
      <text:p text:style-name="P21"><text:span text:style-name="T12"><text:tab/>* </text:span><text:span text:style-name="T15">C</text:span><text:span text:style-name="T18">P</text:span><text:span text:style-name="T15">qD – </text:span><text:span text:style-name="T18">Inicio 10/08/2015</text:span></text:p>
      <text:p text:style-name="P5"><text:span text:style-name="T16"><text:tab/><text:tab/></text:span><text:span text:style-name="T19">Estagiário </text:span><text:span text:style-name="T16">trabalhando com </text:span><text:span text:style-name="T22">d</text:span><text:span text:style-name="T14">esenvolvimento </text:span><text:span text:style-name="T22">em Python para a criação e melhoria de <text:tab/><text:tab/>ferramentas para sistemas de Telecomunicações em Linux embarcado, </text:span><text:span text:style-name="T23">envolvido <text:tab/><text:tab/>também com desenvolvimento e pesquisa em IoT (Internet of Things) </text:span><text:span text:style-name="T22">.</text:span><text:span text:style-name="T14"> </text:span></text:p>
      <text:p text:style-name="P16"><text:s/></text:p>
      <text:p text:style-name="P23"><text:tab/>* <text:span text:style-name="T3">Athomoz Informática – Inicio 11/01/2014 Saída 15/03/2014</text:span></text:p>
      <text:p text:style-name="P23"><text:span text:style-name="T29"><text:tab/><text:tab/></text:span><text:span text:style-name="T11">Técnico em Informática.</text:span></text:p>
      <text:p text:style-name="P10"/>
      <text:p text:style-name="P3">Idiomas</text:p>
      <text:p text:style-name="P10"><text:tab/>* Inglês – <text:span text:style-name="T6">Intermediário</text:span>.</text:p>
      <text:p text:style-name="P10"/>
      <text:p text:style-name="P3">Formação Complementar</text:p>
      <text:p text:style-name="P15"><text:tab/>* 2009 – Curso de Programação em Linguagem Maker-All – FT UNICAMP.</text:p>
      <text:p text:style-name="P15"/>
      <text:p text:style-name="P15"><text:tab/>* 2005 – Técnico em Instalações Elétricas – SENAI Pirassununga.</text:p>
      <text:p text:style-name="P15"/>
      <text:p text:style-name="P3">Atividades Complementares</text:p>
      <text:p text:style-name="P17"><text:span text:style-name="T7">* </text:span><text:span text:style-name="T10">2014 – Líder da Equipe FT-IFA, participante do campeonato Freescale Cup Brasil 2014 – </text:span><text:span text:style-name="T12">Competição que visa o aproveitamento do conhecimento em programação para microcontroladores em linguagem C e eletrônica embarcada.</text:span></text:p>
      <text:p text:style-name="P18"/>
      <text:p text:style-name="P19"><text:span text:style-name="T7">* </text:span><text:span text:style-name="T12">2012 – Integrante da equipe FT_Telecom_1 na Freescale Cup Brasil</text:span><text:span text:style-name="T6"> </text:span></text:p>
      <text:p text:style-name="P18"/>
      <text:p text:style-name="P10"><text:tab/>* <text:span text:style-name="T2">2011 – Bolsista No Laboratório de Telecomunicações da Faculdade de Tecnologia da <text:tab/>Unicamp – Enfase em desenvolvimento de novos projetos junto a instituição de ens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53:49.766804122</meta:creation-date>
    <dc:date>2016-05-20T10:25:37.803685500</dc:date>
    <meta:editing-duration>PT22H1M51S</meta:editing-duration>
    <meta:editing-cycles>44</meta:editing-cycles>
    <meta:generator>LibreOffice/5.0.5.2$Linux_X86_64 LibreOffice_project/00m0$Build-2</meta:generator>
    <meta:document-statistic meta:table-count="0" meta:image-count="0" meta:object-count="0" meta:page-count="1" meta:paragraph-count="32" meta:word-count="245" meta:character-count="1806" meta:non-whitespace-character-count="1534"/>
  </office:meta>
</office:document-meta>
</file>